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2cm" svg:x="3cm" svg:y="3.5cm">
          <text:p text:style-name="P1">JumpSpeed = 10.0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2cm" svg:x="3cm" svg:y="6.5cm">
          <text:p text:style-name="P1">Speed = 2500.0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2.5cm" svg:x="3cm" svg:y="9cm">
          <text:p text:style-name="P1">Speedjump = 2500.0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2.5cm" svg:x="3cm" svg:y="12.5cm">
          <text:p text:style-name="P1">Speedjumpdemon = 800.0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2.5cm" svg:x="3cm" svg:y="15.5cm">
          <text:p text:style-name="P1">Trianglespeed = 2500.0f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0cm" svg:height="2.5cm" svg:x="27.5cm" svg:y="5.5cm">
          <text:p text:style-name="P1">IsCrouch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0cm" svg:height="2cm" svg:x="27.5cm" svg:y="9cm">
          <text:p text:style-name="P1">IsKick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0cm" svg:height="2cm" svg:x="27.5cm" svg:y="11.5cm">
          <text:p text:style-name="P1">IsJump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0cm" svg:height="2.5cm" svg:x="27.5cm" svg:y="14cm">
          <text:p text:style-name="P1">IsPunch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0cm" svg:height="2cm" svg:x="27.5cm" svg:y="17.5cm">
          <text:p text:style-name="P1">Fireball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0cm" svg:height="2cm" svg:x="27.5cm" svg:y="20cm">
          <text:p text:style-name="P1">CrouchFir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0cm" svg:height="2cm" svg:x="27.5cm" svg:y="23cm">
          <text:p text:style-name="P1">Triang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cm" svg:height="3cm" svg:x="15.5cm" svg:y="11.5cm">
          <text:p text:style-name="P1">Cho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2.5cm" svg:y1="13cm" svg:x2="27.5cm" svg:y2="6.75cm" draw:start-shape="id1" draw:start-glue-point="7" draw:end-shape="id2" draw:end-glue-point="3" svg:d="m22500 13000h2501v-6250h2499">
          <text:p/>
        </draw:connector>
        <draw:connector draw:style-name="gr2" draw:text-style-name="P1" draw:layer="layout" svg:x1="22.5cm" svg:y1="13cm" svg:x2="27.5cm" svg:y2="10cm" draw:start-shape="id1" draw:start-glue-point="7" draw:end-shape="id3" svg:d="m22500 13000h2501v-3000h2499">
          <text:p/>
        </draw:connector>
        <draw:connector draw:style-name="gr2" draw:text-style-name="P1" draw:layer="layout" svg:x1="22.5cm" svg:y1="13cm" svg:x2="27.5cm" svg:y2="12.5cm" draw:start-shape="id1" draw:start-glue-point="7" draw:end-shape="id4" draw:end-glue-point="3" svg:d="m22500 13000h2501v-500h2499">
          <text:p/>
        </draw:connector>
        <draw:connector draw:style-name="gr2" draw:text-style-name="P1" draw:layer="layout" svg:x1="22.5cm" svg:y1="13cm" svg:x2="27.5cm" svg:y2="15.25cm" draw:start-shape="id1" draw:start-glue-point="7" draw:end-shape="id5" draw:end-glue-point="3" svg:d="m22500 13000h2501v2250h2499">
          <text:p/>
        </draw:connector>
        <draw:connector draw:style-name="gr2" draw:text-style-name="P1" draw:layer="layout" svg:x1="22.5cm" svg:y1="13cm" svg:x2="27.5cm" svg:y2="18.5cm" draw:start-shape="id1" draw:start-glue-point="7" draw:end-shape="id6" svg:d="m22500 13000h2501v5500h2499">
          <text:p/>
        </draw:connector>
        <draw:connector draw:style-name="gr2" draw:text-style-name="P1" draw:layer="layout" svg:x1="22.5cm" svg:y1="13cm" svg:x2="27.5cm" svg:y2="21cm" draw:start-shape="id1" draw:start-glue-point="7" draw:end-shape="id7" draw:end-glue-point="3" svg:d="m22500 13000h2501v8000h2499">
          <text:p/>
        </draw:connector>
        <draw:connector draw:style-name="gr2" draw:text-style-name="P1" draw:layer="layout" svg:x1="22.5cm" svg:y1="13cm" svg:x2="27.5cm" svg:y2="24cm" draw:start-shape="id1" draw:start-glue-point="7" draw:end-shape="id8" draw:end-glue-point="3" svg:d="m22500 13000h2501v11000h2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8M12S</meta:editing-duration>
    <meta:editing-cycles>7</meta:editing-cycles>
    <meta:generator>LibreOffice/3.6$Windows_x86 LibreOffice_project/da8c1e6-fd468f4-454e206-f42a4a9-143cfd</meta:generator>
    <dc:date>2012-11-14T17:17:35.90</dc:date>
    <meta:document-statistic meta:object-count="20"/>
  </office:meta>
</office:document-meta>
</file>